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47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2.01mm" svg:height="90.05mm" svg:x="56.45mm" svg:y="90.04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13 <text:s text:c="3"/>sampled: 1864.407 <text:s text:c="2"/>given: 3800 <text:s text:c="2"/>gain: 2.0381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13 <text:s text:c="3"/>sampled: 1864.407 <text:s text:c="2"/>given: 3800 <text:s text:c="2"/>gain: 2.03818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40 <text:s text:c="3"/>sampled: 1766.418 <text:s text:c="2"/>given: 3600 <text:s text:c="2"/>gain: 2.0380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40 <text:s text:c="3"/>sampled: 1766.418 <text:s text:c="2"/>given: 3600 <text:s text:c="2"/>gain: 2.0380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63 <text:s text:c="3"/>sampled: 1668.027 <text:s text:c="2"/>given: 3400 <text:s text:c="2"/>gain: 2.0383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63 <text:s text:c="3"/>sampled: 1668.027 <text:s text:c="2"/>given: 3400 <text:s text:c="2"/>gain: 2.03833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89 <text:s text:c="3"/>sampled: 1569.937 <text:s text:c="2"/>given: 3200 <text:s text:c="2"/>gain: 2.0382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89 <text:s text:c="3"/>sampled: 1569.937 <text:s text:c="2"/>given: 3200 <text:s text:c="2"/>gain: 2.03829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15 <text:s text:c="3"/>sampled: 1471.848 <text:s text:c="2"/>given: 3000 <text:s text:c="2"/>gain: 2.03825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15 <text:s text:c="3"/>sampled: 1471.848 <text:s text:c="2"/>given: 3000 <text:s text:c="2"/>gain: 2.03825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41 <text:s text:c="3"/>sampled: 1373.758 <text:s text:c="2"/>given: 2800 <text:s text:c="2"/>gain: 2.0382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41 <text:s text:c="3"/>sampled: 1373.758 <text:s text:c="2"/>given: 2800 <text:s text:c="2"/>gain: 2.0382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6 <text:s text:c="3"/>sampled: 1275.568 <text:s text:c="2"/>given: 2600 <text:s text:c="2"/>gain: 2.03830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66 <text:s text:c="3"/>sampled: 1275.568 <text:s text:c="2"/>given: 2600 <text:s text:c="2"/>gain: 2.03830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3 <text:s text:c="3"/>sampled: 1177.579 <text:s text:c="2"/>given: 2400 <text:s text:c="2"/>gain: 2.0380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692 <text:s text:c="3"/>sampled: 1177.478 <text:s text:c="2"/>given: 2400 <text:s text:c="2"/>gain: 2.03825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19 <text:s text:c="3"/>sampled: 1079.489 <text:s text:c="2"/>given: 2200 <text:s text:c="2"/>gain: 2.03800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19 <text:s text:c="3"/>sampled: 1079.489 <text:s text:c="2"/>given: 2200 <text:s text:c="2"/>gain: 2.03800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8181" calcext:value-type="float">
            <text:p>2.03818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181" calcext:value-type="float">
            <text:p>2.03818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022" calcext:value-type="float">
            <text:p>2.0380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022" calcext:value-type="float">
            <text:p>2.038022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337" calcext:value-type="float">
            <text:p>2.0383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337" calcext:value-type="float">
            <text:p>2.038337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98" calcext:value-type="float">
            <text:p>2.0382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98" calcext:value-type="float">
            <text:p>2.03829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54" calcext:value-type="float">
            <text:p>2.03825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54" calcext:value-type="float">
            <text:p>2.03825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05" calcext:value-type="float">
            <text:p>2.03820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05" calcext:value-type="float">
            <text:p>2.038205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308" calcext:value-type="float">
            <text:p>2.03830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308" calcext:value-type="float">
            <text:p>2.03830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08" calcext:value-type="float">
            <text:p>2.03808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254" calcext:value-type="float">
            <text:p>2.038254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001" calcext:value-type="float">
            <text:p>2.038001</text:p>
          </table:table-cell>
          <table:table-cell table:number-columns-repeated="5"/>
        </table:table-row>
        <table:table-row table:style-name="ro1">
          <table:table-cell table:style-name="Default" office:value-type="float" office:value="2.038001" calcext:value-type="float">
            <text:p>2.03800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815" calcext:value-type="float">
            <text:p>2.03815</text:p>
          </table:table-cell>
          <table:table-cell table:number-columns-repeated="5"/>
        </table:table-row>
        <table:table-row table:style-name="ro1" table:number-rows-repeated="1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0A</text:p>
          </table:table-cell>
          <table:table-cell table:style-name="ce1" office:value-type="string" calcext:value-type="string">
            <text:p>Gain 10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formula="of:=AVERAGE([.A53:.A113])" office:value-type="float" office:value="2346.30673770492" calcext:value-type="float">
            <text:p>2346.30673770492</text:p>
          </table:table-cell>
          <table:table-cell table:formula="of:=AVERAGE([.F53:.F56])" office:value-type="float" office:value="50.0015" calcext:value-type="float">
            <text:p>50.0015</text:p>
          </table:table-cell>
          <table:table-cell table:formula="of:=2*[.C53]" office:value-type="float" office:value="100.003" calcext:value-type="float">
            <text:p>100.003</text:p>
          </table:table-cell>
          <table:table-cell table:formula="of:=[.D53]/[.B53]" office:value-type="float" office:value="0.0426214520006961" calcext:value-type="float">
            <text:p>0.042621452000696</text:p>
          </table:table-cell>
          <table:table-cell office:value-type="float" office:value="50.008" calcext:value-type="float">
            <text:p>50.008</text:p>
          </table:table-cell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number-columns-repeated="4"/>
          <table:table-cell office:value-type="float" office:value="50.003" calcext:value-type="float">
            <text:p>50.003</text:p>
          </table:table-cell>
        </table:table-row>
        <table:table-row table:style-name="ro1">
          <table:table-cell office:value-type="float" office:value="2345.288" calcext:value-type="float">
            <text:p>2345.288</text:p>
          </table:table-cell>
          <table:table-cell table:number-columns-repeated="4"/>
          <table:table-cell office:value-type="float" office:value="49.998" calcext:value-type="float">
            <text:p>49.998</text:p>
          </table:table-cell>
        </table:table-row>
        <table:table-row table:style-name="ro1">
          <table:table-cell office:value-type="float" office:value="2346.295" calcext:value-type="float">
            <text:p>2346.295</text:p>
          </table:table-cell>
          <table:table-cell table:number-columns-repeated="4"/>
          <table:table-cell office:value-type="float" office:value="49.997" calcext:value-type="float">
            <text:p>49.997</text:p>
          </table:table-cell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5.892" calcext:value-type="float">
            <text:p>2345.892</text:p>
          </table:table-cell>
          <table:table-cell table:number-columns-repeated="5"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5"/>
        </table:table-row>
        <table:table-row table:style-name="ro1">
          <table:table-cell office:value-type="float" office:value="2345.892" calcext:value-type="float">
            <text:p>2345.892</text:p>
          </table:table-cell>
          <table:table-cell table:number-columns-repeated="5"/>
        </table:table-row>
        <table:table-row table:style-name="ro1">
          <table:table-cell office:value-type="float" office:value="2346.396" calcext:value-type="float">
            <text:p>2346.396</text:p>
          </table:table-cell>
          <table:table-cell table:number-columns-repeated="5"/>
        </table:table-row>
        <table:table-row table:style-name="ro1">
          <table:table-cell office:value-type="float" office:value="2345.892" calcext:value-type="float">
            <text:p>2345.892</text:p>
          </table:table-cell>
          <table:table-cell table:number-columns-repeated="5"/>
        </table:table-row>
        <table:table-row table:style-name="ro1">
          <table:table-cell office:value-type="float" office:value="2346.194" calcext:value-type="float">
            <text:p>2346.194</text:p>
          </table:table-cell>
          <table:table-cell table:number-columns-repeated="5"/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number-columns-repeated="5"/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number-columns-repeated="5"/>
        </table:table-row>
        <table:table-row table:style-name="ro1">
          <table:table-cell office:value-type="float" office:value="2345.691" calcext:value-type="float">
            <text:p>2345.691</text:p>
          </table:table-cell>
          <table:table-cell table:number-columns-repeated="5"/>
        </table:table-row>
        <table:table-row table:style-name="ro1">
          <table:table-cell office:value-type="float" office:value="2346.295" calcext:value-type="float">
            <text:p>2346.295</text:p>
          </table:table-cell>
          <table:table-cell table:number-columns-repeated="5"/>
        </table:table-row>
        <table:table-row table:style-name="ro1">
          <table:table-cell office:value-type="float" office:value="2345.892" calcext:value-type="float">
            <text:p>2345.892</text:p>
          </table:table-cell>
          <table:table-cell table:number-columns-repeated="5"/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number-columns-repeated="5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5"/>
        </table:table-row>
        <table:table-row table:style-name="ro1">
          <table:table-cell office:value-type="float" office:value="2346.396" calcext:value-type="float">
            <text:p>2346.396</text:p>
          </table:table-cell>
          <table:table-cell table:number-columns-repeated="5"/>
        </table:table-row>
        <table:table-row table:style-name="ro1">
          <table:table-cell office:value-type="float" office:value="2346.094" calcext:value-type="float">
            <text:p>2346.094</text:p>
          </table:table-cell>
          <table:table-cell table:number-columns-repeated="5"/>
        </table:table-row>
        <table:table-row table:style-name="ro1">
          <table:table-cell office:value-type="float" office:value="2345.49" calcext:value-type="float">
            <text:p>2345.49</text:p>
          </table:table-cell>
          <table:table-cell table:number-columns-repeated="5"/>
        </table:table-row>
        <table:table-row table:style-name="ro1">
          <table:table-cell office:value-type="float" office:value="2346.597" calcext:value-type="float">
            <text:p>2346.597</text:p>
          </table:table-cell>
          <table:table-cell table:number-columns-repeated="5"/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5.993" calcext:value-type="float">
            <text:p>2345.993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5"/>
        </table:table-row>
        <table:table-row table:style-name="ro1">
          <table:table-cell office:value-type="float" office:value="2346.194" calcext:value-type="float">
            <text:p>2346.194</text:p>
          </table:table-cell>
          <table:table-cell table:number-columns-repeated="5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number-columns-repeated="5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5"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5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number-columns-repeated="5"/>
        </table:table-row>
        <table:table-row table:style-name="ro1">
          <table:table-cell office:value-type="float" office:value="2346.396" calcext:value-type="float">
            <text:p>2346.396</text:p>
          </table:table-cell>
          <table:table-cell table:number-columns-repeated="5"/>
        </table:table-row>
        <table:table-row table:style-name="ro1">
          <table:table-cell office:value-type="float" office:value="2346.194" calcext:value-type="float">
            <text:p>2346.194</text:p>
          </table:table-cell>
          <table:table-cell table:number-columns-repeated="5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5"/>
        </table:table-row>
        <table:table-row table:style-name="ro1">
          <table:table-cell office:value-type="float" office:value="2345.892" calcext:value-type="float">
            <text:p>2345.892</text:p>
          </table:table-cell>
          <table:table-cell table:number-columns-repeated="5"/>
        </table:table-row>
        <table:table-row table:style-name="ro1">
          <table:table-cell office:value-type="float" office:value="2345.691" calcext:value-type="float">
            <text:p>2345.691</text:p>
          </table:table-cell>
          <table:table-cell table:number-columns-repeated="5"/>
        </table:table-row>
        <table:table-row table:style-name="ro1">
          <table:table-cell office:value-type="float" office:value="2346.396" calcext:value-type="float">
            <text:p>2346.396</text:p>
          </table:table-cell>
          <table:table-cell table:number-columns-repeated="5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5"/>
        </table:table-row>
        <table:table-row table:style-name="ro1">
          <table:table-cell office:value-type="float" office:value="2346.597" calcext:value-type="float">
            <text:p>2346.597</text:p>
          </table:table-cell>
          <table:table-cell table:number-columns-repeated="5"/>
        </table:table-row>
        <table:table-row table:style-name="ro1">
          <table:table-cell office:value-type="float" office:value="2345.59" calcext:value-type="float">
            <text:p>2345.59</text:p>
          </table:table-cell>
          <table:table-cell table:number-columns-repeated="5"/>
        </table:table-row>
        <table:table-row table:style-name="ro1">
          <table:table-cell office:value-type="float" office:value="2346.094" calcext:value-type="float">
            <text:p>2346.094</text:p>
          </table:table-cell>
          <table:table-cell table:number-columns-repeated="5"/>
        </table:table-row>
        <table:table-row table:style-name="ro1">
          <table:table-cell office:value-type="float" office:value="2346.094" calcext:value-type="float">
            <text:p>2346.094</text:p>
          </table:table-cell>
          <table:table-cell table:number-columns-repeated="5"/>
        </table:table-row>
        <table:table-row table:style-name="ro1">
          <table:table-cell office:value-type="float" office:value="2346.194" calcext:value-type="float">
            <text:p>2346.194</text:p>
          </table:table-cell>
          <table:table-cell table:number-columns-repeated="5"/>
        </table:table-row>
        <table:table-row table:style-name="ro1">
          <table:table-cell office:value-type="float" office:value="2346.194" calcext:value-type="float">
            <text:p>2346.194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6.295" calcext:value-type="float">
            <text:p>2346.295</text:p>
          </table:table-cell>
          <table:table-cell table:number-columns-repeated="5"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5"/>
        </table:table-row>
        <table:table-row table:style-name="ro1">
          <table:table-cell office:value-type="float" office:value="2346.094" calcext:value-type="float">
            <text:p>2346.094</text:p>
          </table:table-cell>
          <table:table-cell table:number-columns-repeated="5"/>
        </table:table-row>
        <table:table-row table:style-name="ro1">
          <table:table-cell office:value-type="float" office:value="2346.597" calcext:value-type="float">
            <text:p>2346.597</text:p>
          </table:table-cell>
          <table:table-cell table:number-columns-repeated="5"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5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5"/>
        </table:table-row>
        <table:table-row table:style-name="ro1">
          <table:table-cell office:value-type="float" office:value="2346.194" calcext:value-type="float">
            <text:p>2346.194</text:p>
          </table:table-cell>
          <table:table-cell table:number-columns-repeated="5"/>
        </table:table-row>
        <table:table-row table:style-name="ro1">
          <table:table-cell office:value-type="float" office:value="2346.497" calcext:value-type="float">
            <text:p>2346.497</text:p>
          </table:table-cell>
          <table:table-cell table:number-columns-repeated="5"/>
        </table:table-row>
        <table:table-row table:style-name="ro1">
          <table:table-cell office:value-type="float" office:value="2346.194" calcext:value-type="float">
            <text:p>2346.194</text:p>
          </table:table-cell>
          <table:table-cell table:number-columns-repeated="5"/>
        </table:table-row>
        <table:table-row table:style-name="ro1">
          <table:table-cell office:value-type="float" office:value="2346.295" calcext:value-type="float">
            <text:p>2346.295</text:p>
          </table:table-cell>
          <table:table-cell table:number-columns-repeated="5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 table:number-columns-repeated="5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5"/>
        </table:table-row>
        <table:table-row table:style-name="ro1">
          <table:table-cell office:value-type="float" office:value="2345.792" calcext:value-type="float">
            <text:p>2345.792</text:p>
          </table:table-cell>
          <table:table-cell table:number-columns-repeated="5"/>
        </table:table-row>
        <table:table-row table:style-name="ro1">
          <table:table-cell office:value-type="float" office:value="2346.698" calcext:value-type="float">
            <text:p>2346.698</text:p>
          </table:table-cell>
          <table:table-cell table:number-columns-repeated="5"/>
        </table:table-row>
        <table:table-row table:style-name="ro1">
          <table:table-cell office:value-type="float" office:value="2346.799" calcext:value-type="float">
            <text:p>2346.799</text:p>
          </table:table-cell>
          <table:table-cell table:number-columns-repeated="5"/>
        </table:table-row>
        <table:table-row table:style-name="ro1">
          <table:table-cell office:value-type="float" office:value="2346.295" calcext:value-type="float">
            <text:p>2346.295</text:p>
          </table:table-cell>
          <table:table-cell table:number-columns-repeated="5"/>
        </table:table-row>
        <table:table-row table:style-name="ro1">
          <table:table-cell office:value-type="float" office:value="2347.101" calcext:value-type="float">
            <text:p>2347.10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average V on Res</text:p>
          </table:table-cell>
          <table:table-cell table:style-name="ce1" office:value-type="string" calcext:value-type="string">
            <text:p>calculated current 10A</text:p>
          </table:table-cell>
          <table:table-cell table:style-name="ce1" office:value-type="string" calcext:value-type="string">
            <text:p>Gain 10A</text:p>
          </table:table-cell>
          <table:table-cell table:style-name="ce1" office:value-type="string" calcext:value-type="string">
            <text:p>V on 500u</text:p>
          </table:table-cell>
        </table:table-row>
        <table:table-row table:style-name="ro1">
          <table:table-cell office:value-type="float" office:value="2357.675" calcext:value-type="float">
            <text:p>2357.675</text:p>
          </table:table-cell>
          <table:table-cell table:formula="of:=AVERAGE([.A116:.A184])" office:value-type="float" office:value="2358.05027536232" calcext:value-type="float">
            <text:p>2358.05027536232</text:p>
          </table:table-cell>
          <table:table-cell table:formula="of:=AVERAGE([.F116:.F121])" office:value-type="float" office:value="5.079" calcext:value-type="float">
            <text:p>5.079</text:p>
          </table:table-cell>
          <table:table-cell table:formula="of:=2*[.C116]" office:value-type="float" office:value="10.158" calcext:value-type="float">
            <text:p>10.158</text:p>
          </table:table-cell>
          <table:table-cell table:formula="of:=[.D116]/[.B116]" office:value-type="float" office:value="0.00430779619337811" calcext:value-type="float">
            <text:p>0.004307796193378</text:p>
          </table:table-cell>
          <table:table-cell office:value-type="float" office:value="5.084" calcext:value-type="float">
            <text:p>5.084</text:p>
          </table:table-cell>
        </table:table-row>
        <table:table-row table:style-name="ro1">
          <table:table-cell office:value-type="float" office:value="2358.984" calcext:value-type="float">
            <text:p>2358.984</text:p>
          </table:table-cell>
          <table:table-cell table:number-columns-repeated="4"/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2359.085" calcext:value-type="float">
            <text:p>2359.085</text:p>
          </table:table-cell>
          <table:table-cell table:number-columns-repeated="4"/>
          <table:table-cell office:value-type="float" office:value="5.079" calcext:value-type="float">
            <text:p>5.079</text:p>
          </table:table-cell>
        </table:table-row>
        <table:table-row table:style-name="ro1">
          <table:table-cell office:value-type="float" office:value="2356.366" calcext:value-type="float">
            <text:p>2356.366</text:p>
          </table:table-cell>
          <table:table-cell table:number-columns-repeated="4"/>
          <table:table-cell office:value-type="float" office:value="5.077" calcext:value-type="float">
            <text:p>5.077</text:p>
          </table:table-cell>
        </table:table-row>
        <table:table-row table:style-name="ro1">
          <table:table-cell office:value-type="float" office:value="2358.179" calcext:value-type="float">
            <text:p>2358.179</text:p>
          </table:table-cell>
          <table:table-cell table:number-columns-repeated="4"/>
          <table:table-cell office:value-type="float" office:value="5.077" calcext:value-type="float">
            <text:p>5.077</text:p>
          </table:table-cell>
        </table:table-row>
        <table:table-row table:style-name="ro1">
          <table:table-cell office:value-type="float" office:value="2357.172" calcext:value-type="float">
            <text:p>2357.172</text:p>
          </table:table-cell>
          <table:table-cell table:number-columns-repeated="4"/>
          <table:table-cell office:value-type="float" office:value="5.077" calcext:value-type="float">
            <text:p>5.077</text:p>
          </table:table-cell>
        </table:table-row>
        <table:table-row table:style-name="ro1">
          <table:table-cell office:value-type="float" office:value="2359.287" calcext:value-type="float">
            <text:p>2359.287</text:p>
          </table:table-cell>
          <table:table-cell table:number-columns-repeated="5"/>
        </table:table-row>
        <table:table-row table:style-name="ro1">
          <table:table-cell office:value-type="float" office:value="2358.884" calcext:value-type="float">
            <text:p>2358.884</text:p>
          </table:table-cell>
          <table:table-cell table:number-columns-repeated="5"/>
        </table:table-row>
        <table:table-row table:style-name="ro1">
          <table:table-cell office:value-type="float" office:value="2358.481" calcext:value-type="float">
            <text:p>2358.481</text:p>
          </table:table-cell>
          <table:table-cell table:number-columns-repeated="5"/>
        </table:table-row>
        <table:table-row table:style-name="ro1">
          <table:table-cell office:value-type="float" office:value="2358.279" calcext:value-type="float">
            <text:p>2358.279</text:p>
          </table:table-cell>
          <table:table-cell table:number-columns-repeated="5"/>
        </table:table-row>
        <table:table-row table:style-name="ro1">
          <table:table-cell office:value-type="float" office:value="2358.078" calcext:value-type="float">
            <text:p>2358.078</text:p>
          </table:table-cell>
          <table:table-cell table:number-columns-repeated="5"/>
        </table:table-row>
        <table:table-row table:style-name="ro1">
          <table:table-cell office:value-type="float" office:value="2358.279" calcext:value-type="float">
            <text:p>2358.279</text:p>
          </table:table-cell>
          <table:table-cell table:number-columns-repeated="5"/>
        </table:table-row>
        <table:table-row table:style-name="ro1">
          <table:table-cell office:value-type="float" office:value="2358.582" calcext:value-type="float">
            <text:p>2358.582</text:p>
          </table:table-cell>
          <table:table-cell table:number-columns-repeated="5"/>
        </table:table-row>
        <table:table-row table:style-name="ro1">
          <table:table-cell office:value-type="float" office:value="2358.38" calcext:value-type="float">
            <text:p>2358.38</text:p>
          </table:table-cell>
          <table:table-cell table:number-columns-repeated="5"/>
        </table:table-row>
        <table:table-row table:style-name="ro1">
          <table:table-cell office:value-type="float" office:value="2356.064" calcext:value-type="float">
            <text:p>2356.064</text:p>
          </table:table-cell>
          <table:table-cell table:number-columns-repeated="5"/>
        </table:table-row>
        <table:table-row table:style-name="ro1">
          <table:table-cell office:value-type="float" office:value="2359.79" calcext:value-type="float">
            <text:p>2359.79</text:p>
          </table:table-cell>
          <table:table-cell table:number-columns-repeated="5"/>
        </table:table-row>
        <table:table-row table:style-name="ro1">
          <table:table-cell office:value-type="float" office:value="2357.776" calcext:value-type="float">
            <text:p>2357.776</text:p>
          </table:table-cell>
          <table:table-cell table:number-columns-repeated="5"/>
        </table:table-row>
        <table:table-row table:style-name="ro1">
          <table:table-cell office:value-type="float" office:value="2358.582" calcext:value-type="float">
            <text:p>2358.582</text:p>
          </table:table-cell>
          <table:table-cell table:number-columns-repeated="5"/>
        </table:table-row>
        <table:table-row table:style-name="ro1">
          <table:table-cell office:value-type="float" office:value="2357.373" calcext:value-type="float">
            <text:p>2357.373</text:p>
          </table:table-cell>
          <table:table-cell table:number-columns-repeated="5"/>
        </table:table-row>
        <table:table-row table:style-name="ro1">
          <table:table-cell office:value-type="float" office:value="2357.474" calcext:value-type="float">
            <text:p>2357.474</text:p>
          </table:table-cell>
          <table:table-cell table:number-columns-repeated="5"/>
        </table:table-row>
        <table:table-row table:style-name="ro1">
          <table:table-cell office:value-type="float" office:value="2358.984" calcext:value-type="float">
            <text:p>2358.984</text:p>
          </table:table-cell>
          <table:table-cell table:number-columns-repeated="5"/>
        </table:table-row>
        <table:table-row table:style-name="ro1">
          <table:table-cell office:value-type="float" office:value="2357.071" calcext:value-type="float">
            <text:p>2357.071</text:p>
          </table:table-cell>
          <table:table-cell table:number-columns-repeated="5"/>
        </table:table-row>
        <table:table-row table:style-name="ro1">
          <table:table-cell office:value-type="float" office:value="2356.97" calcext:value-type="float">
            <text:p>2356.97</text:p>
          </table:table-cell>
          <table:table-cell table:number-columns-repeated="5"/>
        </table:table-row>
        <table:table-row table:style-name="ro1">
          <table:table-cell office:value-type="float" office:value="2358.884" calcext:value-type="float">
            <text:p>2358.884</text:p>
          </table:table-cell>
          <table:table-cell table:number-columns-repeated="5"/>
        </table:table-row>
        <table:table-row table:style-name="ro1">
          <table:table-cell office:value-type="float" office:value="2357.977" calcext:value-type="float">
            <text:p>2357.977</text:p>
          </table:table-cell>
          <table:table-cell table:number-columns-repeated="5"/>
        </table:table-row>
        <table:table-row table:style-name="ro1">
          <table:table-cell office:value-type="float" office:value="2357.876" calcext:value-type="float">
            <text:p>2357.876</text:p>
          </table:table-cell>
          <table:table-cell table:number-columns-repeated="5"/>
        </table:table-row>
        <table:table-row table:style-name="ro1">
          <table:table-cell office:value-type="float" office:value="2355.762" calcext:value-type="float">
            <text:p>2355.762</text:p>
          </table:table-cell>
          <table:table-cell table:number-columns-repeated="5"/>
        </table:table-row>
        <table:table-row table:style-name="ro1">
          <table:table-cell office:value-type="float" office:value="2357.272" calcext:value-type="float">
            <text:p>2357.272</text:p>
          </table:table-cell>
          <table:table-cell table:number-columns-repeated="5"/>
        </table:table-row>
        <table:table-row table:style-name="ro1">
          <table:table-cell office:value-type="float" office:value="2357.172" calcext:value-type="float">
            <text:p>2357.172</text:p>
          </table:table-cell>
          <table:table-cell table:number-columns-repeated="5"/>
        </table:table-row>
        <table:table-row table:style-name="ro1">
          <table:table-cell office:value-type="float" office:value="2357.977" calcext:value-type="float">
            <text:p>2357.977</text:p>
          </table:table-cell>
          <table:table-cell table:number-columns-repeated="5"/>
        </table:table-row>
        <table:table-row table:style-name="ro1">
          <table:table-cell office:value-type="float" office:value="2358.582" calcext:value-type="float">
            <text:p>2358.582</text:p>
          </table:table-cell>
          <table:table-cell table:number-columns-repeated="5"/>
        </table:table-row>
        <table:table-row table:style-name="ro1">
          <table:table-cell office:value-type="float" office:value="2358.582" calcext:value-type="float">
            <text:p>2358.582</text:p>
          </table:table-cell>
          <table:table-cell table:number-columns-repeated="5"/>
        </table:table-row>
        <table:table-row table:style-name="ro1">
          <table:table-cell office:value-type="float" office:value="2358.078" calcext:value-type="float">
            <text:p>2358.078</text:p>
          </table:table-cell>
          <table:table-cell table:number-columns-repeated="5"/>
        </table:table-row>
        <table:table-row table:style-name="ro1">
          <table:table-cell office:value-type="float" office:value="2358.481" calcext:value-type="float">
            <text:p>2358.481</text:p>
          </table:table-cell>
          <table:table-cell table:number-columns-repeated="5"/>
        </table:table-row>
        <table:table-row table:style-name="ro1">
          <table:table-cell office:value-type="float" office:value="2356.366" calcext:value-type="float">
            <text:p>2356.366</text:p>
          </table:table-cell>
          <table:table-cell table:number-columns-repeated="5"/>
        </table:table-row>
        <table:table-row table:style-name="ro1">
          <table:table-cell office:value-type="float" office:value="2359.589" calcext:value-type="float">
            <text:p>2359.589</text:p>
          </table:table-cell>
          <table:table-cell table:number-columns-repeated="5"/>
        </table:table-row>
        <table:table-row table:style-name="ro1">
          <table:table-cell office:value-type="float" office:value="2359.387" calcext:value-type="float">
            <text:p>2359.387</text:p>
          </table:table-cell>
          <table:table-cell table:number-columns-repeated="5"/>
        </table:table-row>
        <table:table-row table:style-name="ro1">
          <table:table-cell office:value-type="float" office:value="2358.783" calcext:value-type="float">
            <text:p>2358.783</text:p>
          </table:table-cell>
          <table:table-cell table:number-columns-repeated="5"/>
        </table:table-row>
        <table:table-row table:style-name="ro1">
          <table:table-cell office:value-type="float" office:value="2356.567" calcext:value-type="float">
            <text:p>2356.567</text:p>
          </table:table-cell>
          <table:table-cell table:number-columns-repeated="5"/>
        </table:table-row>
        <table:table-row table:style-name="ro1">
          <table:table-cell office:value-type="float" office:value="2358.582" calcext:value-type="float">
            <text:p>2358.582</text:p>
          </table:table-cell>
          <table:table-cell table:number-columns-repeated="5"/>
        </table:table-row>
        <table:table-row table:style-name="ro1">
          <table:table-cell office:value-type="float" office:value="2356.467" calcext:value-type="float">
            <text:p>2356.467</text:p>
          </table:table-cell>
          <table:table-cell table:number-columns-repeated="5"/>
        </table:table-row>
        <table:table-row table:style-name="ro1">
          <table:table-cell office:value-type="float" office:value="2358.783" calcext:value-type="float">
            <text:p>2358.783</text:p>
          </table:table-cell>
          <table:table-cell table:number-columns-repeated="5"/>
        </table:table-row>
        <table:table-row table:style-name="ro1">
          <table:table-cell office:value-type="float" office:value="2358.582" calcext:value-type="float">
            <text:p>2358.582</text:p>
          </table:table-cell>
          <table:table-cell table:number-columns-repeated="5"/>
        </table:table-row>
        <table:table-row table:style-name="ro1">
          <table:table-cell office:value-type="float" office:value="2357.272" calcext:value-type="float">
            <text:p>2357.272</text:p>
          </table:table-cell>
          <table:table-cell table:number-columns-repeated="5"/>
        </table:table-row>
        <table:table-row table:style-name="ro1">
          <table:table-cell office:value-type="float" office:value="2358.682" calcext:value-type="float">
            <text:p>2358.682</text:p>
          </table:table-cell>
          <table:table-cell table:number-columns-repeated="5"/>
        </table:table-row>
        <table:table-row table:style-name="ro1">
          <table:table-cell office:value-type="float" office:value="2359.689" calcext:value-type="float">
            <text:p>2359.689</text:p>
          </table:table-cell>
          <table:table-cell table:number-columns-repeated="5"/>
        </table:table-row>
        <table:table-row table:style-name="ro1">
          <table:table-cell office:value-type="float" office:value="2358.279" calcext:value-type="float">
            <text:p>2358.279</text:p>
          </table:table-cell>
          <table:table-cell table:number-columns-repeated="5"/>
        </table:table-row>
        <table:table-row table:style-name="ro1">
          <table:table-cell office:value-type="float" office:value="2359.387" calcext:value-type="float">
            <text:p>2359.387</text:p>
          </table:table-cell>
          <table:table-cell table:number-columns-repeated="5"/>
        </table:table-row>
        <table:table-row table:style-name="ro1">
          <table:table-cell office:value-type="float" office:value="2358.682" calcext:value-type="float">
            <text:p>2358.682</text:p>
          </table:table-cell>
          <table:table-cell table:number-columns-repeated="5"/>
        </table:table-row>
        <table:table-row table:style-name="ro1">
          <table:table-cell office:value-type="float" office:value="2358.179" calcext:value-type="float">
            <text:p>2358.179</text:p>
          </table:table-cell>
          <table:table-cell table:number-columns-repeated="5"/>
        </table:table-row>
        <table:table-row table:style-name="ro1">
          <table:table-cell office:value-type="float" office:value="2357.675" calcext:value-type="float">
            <text:p>2357.675</text:p>
          </table:table-cell>
          <table:table-cell table:number-columns-repeated="5"/>
        </table:table-row>
        <table:table-row table:style-name="ro1">
          <table:table-cell office:value-type="float" office:value="2358.179" calcext:value-type="float">
            <text:p>2358.179</text:p>
          </table:table-cell>
          <table:table-cell table:number-columns-repeated="5"/>
        </table:table-row>
        <table:table-row table:style-name="ro1">
          <table:table-cell office:value-type="float" office:value="2358.078" calcext:value-type="float">
            <text:p>2358.078</text:p>
          </table:table-cell>
          <table:table-cell table:number-columns-repeated="5"/>
        </table:table-row>
        <table:table-row table:style-name="ro1">
          <table:table-cell office:value-type="float" office:value="2357.474" calcext:value-type="float">
            <text:p>2357.474</text:p>
          </table:table-cell>
          <table:table-cell table:number-columns-repeated="5"/>
        </table:table-row>
        <table:table-row table:style-name="ro1">
          <table:table-cell office:value-type="float" office:value="2356.97" calcext:value-type="float">
            <text:p>2356.97</text:p>
          </table:table-cell>
          <table:table-cell table:number-columns-repeated="5"/>
        </table:table-row>
        <table:table-row table:style-name="ro1">
          <table:table-cell office:value-type="float" office:value="2357.373" calcext:value-type="float">
            <text:p>2357.373</text:p>
          </table:table-cell>
          <table:table-cell table:number-columns-repeated="5"/>
        </table:table-row>
        <table:table-row table:style-name="ro1">
          <table:table-cell office:value-type="float" office:value="2357.574" calcext:value-type="float">
            <text:p>2357.574</text:p>
          </table:table-cell>
          <table:table-cell table:number-columns-repeated="5"/>
        </table:table-row>
        <table:table-row table:style-name="ro1">
          <table:table-cell office:value-type="float" office:value="2356.567" calcext:value-type="float">
            <text:p>2356.567</text:p>
          </table:table-cell>
          <table:table-cell table:number-columns-repeated="5"/>
        </table:table-row>
        <table:table-row table:style-name="ro1">
          <table:table-cell office:value-type="float" office:value="2356.87" calcext:value-type="float">
            <text:p>2356.87</text:p>
          </table:table-cell>
          <table:table-cell table:number-columns-repeated="5"/>
        </table:table-row>
        <table:table-row table:style-name="ro1">
          <table:table-cell office:value-type="float" office:value="2359.589" calcext:value-type="float">
            <text:p>2359.589</text:p>
          </table:table-cell>
          <table:table-cell table:number-columns-repeated="5"/>
        </table:table-row>
        <table:table-row table:style-name="ro1">
          <table:table-cell office:value-type="float" office:value="2357.675" calcext:value-type="float">
            <text:p>2357.675</text:p>
          </table:table-cell>
          <table:table-cell table:number-columns-repeated="5"/>
        </table:table-row>
        <table:table-row table:style-name="ro1">
          <table:table-cell office:value-type="float" office:value="2357.977" calcext:value-type="float">
            <text:p>2357.977</text:p>
          </table:table-cell>
          <table:table-cell table:number-columns-repeated="5"/>
        </table:table-row>
        <table:table-row table:style-name="ro1">
          <table:table-cell office:value-type="float" office:value="2357.474" calcext:value-type="float">
            <text:p>2357.474</text:p>
          </table:table-cell>
          <table:table-cell table:number-columns-repeated="5"/>
        </table:table-row>
        <table:table-row table:style-name="ro1">
          <table:table-cell office:value-type="float" office:value="2358.481" calcext:value-type="float">
            <text:p>2358.481</text:p>
          </table:table-cell>
          <table:table-cell table:number-columns-repeated="5"/>
        </table:table-row>
        <table:table-row table:style-name="ro1">
          <table:table-cell office:value-type="float" office:value="2357.876" calcext:value-type="float">
            <text:p>2357.876</text:p>
          </table:table-cell>
          <table:table-cell table:number-columns-repeated="5"/>
        </table:table-row>
        <table:table-row table:style-name="ro1">
          <table:table-cell office:value-type="float" office:value="2357.272" calcext:value-type="float">
            <text:p>2357.272</text:p>
          </table:table-cell>
          <table:table-cell table:number-columns-repeated="5"/>
        </table:table-row>
        <table:table-row table:style-name="ro1">
          <table:table-cell office:value-type="float" office:value="2358.682" calcext:value-type="float">
            <text:p>2358.682</text:p>
          </table:table-cell>
          <table:table-cell table:number-columns-repeated="5"/>
        </table:table-row>
        <table:table-row table:style-name="ro1">
          <table:table-cell office:value-type="float" office:value="2359.287" calcext:value-type="float">
            <text:p>2359.287</text:p>
          </table:table-cell>
          <table:table-cell table:number-columns-repeated="5"/>
        </table:table-row>
        <table:table-row table:style-name="ro1">
          <table:table-cell office:value-type="float" office:value="2358.682" calcext:value-type="float">
            <text:p>2358.6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3:03:58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5T14:24:41.744000000</dc:date>
    <meta:editing-duration>PT1H23M24S</meta:editing-duration>
    <meta:editing-cycles>11</meta:editing-cycles>
    <meta:document-statistic meta:table-count="1" meta:cell-count="1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202cm" svg:height="9.006cm" xlink:href=".." xlink:type="simple" chart:class="chart:line" chart:style-name="ch1">
        <chart:legend chart:legend-position="end" svg:x="18.35cm" svg:y="4.204cm" style:legend-expansion="high" chart:style-name="ch2"/>
        <chart:plot-area chart:style-name="ch3" table:cell-range-address="Sheet1.A21:Sheet1.A38" svg:x="0.424cm" svg:y="0.18cm" svg:width="17.502cm" svg:height="8.646cm">
          <chartooo:coordinate-region svg:x="1.707cm" svg:y="0.38cm" svg:width="16.03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8181">
                <text:p>2.03818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8181">
                <text:p>2.038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8022">
                <text:p>2.038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022">
                <text:p>2.038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8337">
                <text:p>2.038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8337">
                <text:p>2.038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8298">
                <text:p>2.038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8298">
                <text:p>2.038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8254">
                <text:p>2.038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8254">
                <text:p>2.038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8205">
                <text:p>2.038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8205">
                <text:p>2.038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8308">
                <text:p>2.038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8308">
                <text:p>2.038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808">
                <text:p>2.03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8254">
                <text:p>2.038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8001">
                <text:p>2.038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8001">
                <text:p>2.038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